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Dialogs/Standard/JunctionProperties.xml"/>
  <manifest:file-entry manifest:media-type="text/xml" manifest:full-path="Dialogs/Standard/dialog-lb.xml"/>
  <manifest:file-entry manifest:media-type="text/xml" manifest:full-path="Dialogs/dialog-lc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 style:list-style-name="L1">
      <style:text-properties fo:language="en" fo:country="GB"/>
    </style:style>
    <style:style style:name="P7" style:family="paragraph" style:parent-style-name="Standard" style:list-style-name="L2">
      <style:text-properties fo:language="en" fo:country="GB"/>
    </style:style>
    <style:style style:name="P8" style:family="paragraph" style:parent-style-name="Standard" style:list-style-name="L3"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language="en" fo:country="GB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style:paragraph-properties fo:text-align="start"/>
    </style:style>
    <style:style style:name="P14" style:family="paragraph">
      <style:paragraph-properties fo:text-align="end">
        <style:tab-stops/>
      </style:paragraph-properties>
    </style:style>
    <style:style style:name="P15" style:family="paragraph">
      <style:paragraph-properties fo:text-align="end">
        <style:tab-stops/>
      </style:paragraph-properties>
      <style:text-properties fo:font-size="11pt" style:font-size-asian="11pt" style:font-size-complex="11pt"/>
    </style:style>
    <style:style style:name="P16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bitmap" draw:fill-color="#ffffff" draw:fill-gradient-name="Gradient_20_1" draw:fill-hatch-name="Black_20_0_20_Degrees" draw:fill-image-name="Empty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="solid" draw:fill-color="#00ff00" draw:textarea-horizontal-align="justify" draw:textarea-vertical-align="middle" draw:auto-grow-height="false" style:run-through="foreground"/>
    </style:style>
    <style:style style:name="gr6" style:family="graphic">
      <style:graphic-properties draw:fill-color="#ff0000" draw:textarea-horizontal-align="justify" draw:textarea-vertical-align="middle" draw:auto-grow-height="false" style:run-through="foreground"/>
    </style:style>
    <style:style style:name="gr7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99ccff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98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auto-grow-height="false" fo:min-height="1.321cm" fo:min-width="0.88cm" fo:wrap-option="no-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left" draw:textarea-vertical-align="middle" fo:padding-left="0.101cm" fo:padding-right="0.1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2.39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style:run-through="foreground"/>
    </style:style>
    <style:style style:name="gr19" style:family="graphic">
      <style:graphic-properties draw:fill-color="#99ccff" draw:textarea-horizontal-align="justify" draw:textarea-vertical-align="middle" draw:auto-grow-height="false" style:run-through="foreground"/>
    </style:style>
    <style:style style:name="gr20" style:family="graphic">
      <style:graphic-properties draw:stroke="none" svg:stroke-color="#000000" draw:fill="none" draw:fill-color="#ffffff" fo:min-height="0.767cm" style:run-through="foreground"/>
    </style:style>
    <style:style style:name="gr21" style:family="graphic">
      <style:graphic-properties draw:auto-grow-height="false" fo:min-height="1.321cm" fo:min-width="0.88cm" fo:wrap-option="no-wrap" style:run-through="foreground"/>
    </style:style>
    <style:style style:name="gr22" style:family="graphic">
      <style:graphic-properties draw:fill-color="#ffffff" draw:textarea-horizontal-align="center" draw:textarea-vertical-align="middle" style:run-through="foreground"/>
    </style:style>
    <style:style style:name="gr23" style:family="graphic">
      <style:graphic-properties draw:textarea-horizontal-align="center" draw:textarea-vertical-align="middle" style:run-through="foreground"/>
    </style:style>
    <style:style style:name="gr24" style:family="graphic">
      <style:graphic-properties draw:fill-color="#ffffff" draw:textarea-horizontal-align="justify" draw:textarea-vertical-align="middle" draw:auto-grow-height="false" style:run-through="foreground"/>
    </style:style>
    <style:style style:name="gr25" style:family="graphic">
      <style:graphic-properties draw:stroke="none" svg:stroke-color="#000000" draw:fill="none" draw:fill-color="#ffffff" fo:min-height="2.133cm" style:run-through="foreground"/>
    </style:style>
    <style:style style:name="gr26" style:family="graphic">
      <style:graphic-properties style:run-through="foreground"/>
    </style:style>
    <style:style style:name="gr27" style:family="graphic">
      <style:graphic-properties draw:stroke="none" svg:stroke-color="#000000" draw:fill="none" draw:fill-color="#ffffff" fo:min-height="1.984cm" style:run-through="foreground"/>
    </style:style>
    <style:style style:name="gr28" style:family="graphic">
      <style:graphic-properties draw:fill-color="#ffffff" draw:textarea-horizontal-align="left" draw:textarea-vertical-align="middle" fo:padding-left="0.101cm" fo:padding-right="0.101cm" style:run-through="foreground"/>
    </style:style>
    <style:style style:name="gr29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30" style:family="graphic">
      <style:graphic-properties draw:fill-color="#99ccff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767cm" style:run-through="foreground" style:vertical-pos="from-top" style:vertical-rel="paragraph" style:horizontal-pos="from-left" style:horizontal-rel="paragraph"/>
    </style:style>
    <style:style style:name="gr32" style:family="graphic">
      <style:graphic-properties draw:auto-grow-height="false" fo:min-height="1.321cm" fo:min-width="0.88cm" fo:wrap-option="no-wrap" style:run-through="foreground" style:vertical-pos="from-top" style:vertical-rel="paragraph" style:horizontal-pos="from-left" style:horizontal-rel="paragraph"/>
    </style:style>
    <style:style style:name="gr33" style:family="graphic">
      <style:graphic-properties draw:fill-color="#99ccff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4" style:family="graphic">
      <style:graphic-properties draw:fill-color="#ffffff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5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6" style:family="graphic">
      <style:graphic-properties svg:stroke-width="0.3cm" draw:marker-start="Rounded_20_short_20_Arrow" draw:marker-start-width="0.55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svg:stroke-width="0.3cm" draw:marker-end="Arrowheads_20_2" draw:marker-end-width="0.55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svg:stroke-width="0.199cm" svg:stroke-color="#008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svg:stroke-width="0.199cm" svg:stroke-color="#808000" svg:stroke-opacity="75%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ideas for QRoadTraffic</text:p>
      <text:p text:style-name="P2"/>
      <text:p text:style-name="P3">Main Application window</text:p>
      <text:p text:style-name="P2"><draw:g text:anchor-type="paragraph" draw:z-index="2" draw:style-name="gr3"><draw:line draw:style-name="gr4" draw:text-style-name="P11" svg:x1="3.406cm" svg:y1="4.678cm" svg:x2="4.597cm" svg:y2="3.805cm"><text:p/></draw:line><draw:line draw:style-name="gr4" draw:text-style-name="P11" svg:x1="5.496cm" svg:y1="7.879cm" svg:x2="7.269cm" svg:y2="4.678cm"><text:p/></draw:line><draw:line draw:style-name="gr4" draw:text-style-name="P11" svg:x1="10.418cm" svg:y1="3.567cm" svg:x2="7.269cm" svg:y2="4.678cm"><text:p/></draw:line><draw:line draw:style-name="gr4" draw:text-style-name="P11" svg:x1="5.496cm" svg:y1="7.88cm" svg:x2="8.697cm" svg:y2="6.795cm"><text:p/></draw:line><draw:line draw:style-name="gr4" draw:text-style-name="P11" svg:x1="10.416cm" svg:y1="3.567cm" svg:x2="8.696cm" svg:y2="6.795cm"><text:p/></draw:line><draw:line draw:style-name="gr4" draw:text-style-name="P11" svg:x1="10.576cm" svg:y1="9.228cm" svg:x2="9.932cm" svg:y2="7.611cm"><text:p/></draw:line><draw:line draw:style-name="gr4" draw:text-style-name="P11" svg:x1="7.269cm" svg:y1="4.678cm" svg:x2="6.105cm" svg:y2="3.831cm"><text:p/></draw:line><draw:line draw:style-name="gr4" draw:text-style-name="P11" svg:x1="4.595cm" svg:y1="3.805cm" svg:x2="6.103cm" svg:y2="3.831cm"><text:p/></draw:line><draw:line draw:style-name="gr4" draw:text-style-name="P11" svg:x1="8.696cm" svg:y1="6.795cm" svg:x2="9.931cm" svg:y2="7.612cm"><text:p/></draw:line><draw:custom-shape draw:style-name="gr5" svg:width="0.265cm" svg:height="0.265cm" svg:x="5.969cm" svg:y="3.71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5" svg:width="0.265cm" svg:height="0.265cm" svg:x="4.459cm" svg:y="3.66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6" draw:text-style-name="P11" svg:width="0.371cm" svg:height="0.371cm" svg:x="3.21cm" svg:y="4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1" svg:width="0.371cm" svg:height="0.371cm" svg:x="7.062cm" svg:y="4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1" svg:width="0.371cm" svg:height="0.371cm" svg:x="10.253cm" svg:y="3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1" svg:width="0.371cm" svg:height="0.371cm" svg:x="5.284cm" svg:y="7.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1" svg:width="0.371cm" svg:height="0.371cm" svg:x="10.354cm" svg:y="9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1" svg:width="0.371cm" svg:height="0.371cm" svg:x="8.518cm" svg:y="6.6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svg:width="0.265cm" svg:height="0.265cm" svg:x="9.782cm" svg:y="7.45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<draw:custom-shape text:anchor-type="paragraph" draw:z-index="0" draw:style-name="gr1" svg:width="16.502cm" svg:height="10.734cm" svg:x="0.215cm" svg:y="0.656cm"><text:p/><draw:enhanced-geometry svg:viewBox="0 0 21600 21600" draw:type="rectangle" draw:enhanced-path="M 0 0 L 21600 0 21600 21600 0 21600 0 0 Z N"/></draw:custom-shape><draw:custom-shape text:anchor-type="paragraph" draw:z-index="1" draw:style-name="gr2" svg:width="15.985cm" svg:height="9.42cm" svg:x="0.466cm" svg:y="1.741cm"><text:p/><draw:enhanced-geometry svg:viewBox="0 0 21600 21600" draw:type="rectangle" draw:enhanced-path="M 0 0 L 21600 0 21600 21600 0 21600 0 0 Z N"/></draw:custom-shape></text:p>
      <text:p text:style-name="P2"/>
      <text:p text:style-name="P2"><draw:frame text:anchor-type="paragraph" draw:z-index="4" draw:style-name="gr7" svg:width="4.763cm" svg:height="0.609cm" svg:x="0.443cm" svg:y="0.037cm"><draw:text-box><text:p>File <text:s text:c="2"/>Simulation <text:s text:c="2"/>Help</text:p></draw:text-box></draw:frame><draw:frame text:anchor-type="paragraph" draw:z-index="5" draw:style-name="gr7" svg:width="4.763cm" svg:height="0.609cm" svg:x="11.444cm" svg:y="0.037cm"><draw:text-box><text:p text:style-name="P12">T=xxxxx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ite background is the 'Land'</text:p>
      <text:list xml:id="list40272258" text:style-name="L1">
        <text:list-item>
          <text:p text:style-name="P6">Left clicking does nothing</text:p>
        </text:list-item>
        <text:list-item>
          <text:p text:style-name="P6">Right clicking brings up context menu (Add Junction)</text:p>
        </text:list-item>
      </text:list>
      <text:p text:style-name="P2">Red circles are 'Junctions'</text:p>
      <text:list xml:id="list40262065" text:style-name="L2">
        <text:list-item>
          <text:p text:style-name="P7">Left clicking selects for moving</text:p>
        </text:list-item>
        <text:list-item>
          <text:p text:style-name="P7">Right clicking brings up context menu (Add Road, Delete Junction, Junction Properties)</text:p>
        </text:list-item>
      </text:list>
      <text:p text:style-name="P2">Black lines are 'Roads' (start &amp; end at junctions, but can have bends at points)</text:p>
      <text:list xml:id="list40266719" text:style-name="L3">
        <text:list-item>
          <text:p text:style-name="P8">Left clicking does nothing</text:p>
        </text:list-item>
        <text:list-item>
          <text:p text:style-name="P8">Right clicking brings up context menu (Add Bend, Delete Road, Road Properties)</text:p>
        </text:list-item>
      </text:list>
      <text:p text:style-name="P2">Green diamonds are 'Bend' points in Roads</text:p>
      <text:list xml:id="list40617587" text:continue-numbering="true" text:style-name="L3">
        <text:list-item>
          <text:p text:style-name="P8">Left clicking selects for moving</text:p>
        </text:list-item>
        <text:list-item>
          <text:p text:style-name="P8">Right clicking brings up context menu (Delete Bend, Road Properties)</text:p>
        </text:list-item>
      </text:list>
      <text:p text:style-name="P2"/>
      <text:p text:style-name="P2"/>
      <text:p text:style-name="P3"/>
      <text:p text:style-name="P4">Junction Properties</text:p>
      <text:p text:style-name="P2"/>
      <text:p text:style-name="P2"><draw:g text:anchor-type="paragraph" draw:z-index="20" draw:style-name="gr17"><draw:custom-shape draw:style-name="gr18" svg:width="10.822cm" svg:height="7.01cm" svg:x="2.215cm" svg:y="0.169cm"><text:p/><draw:enhanced-geometry svg:viewBox="0 0 21600 21600" draw:mirror-horizontal="false" draw:mirror-vertical="false" draw:type="rectangle" draw:enhanced-path="M 0 0 L 21600 0 21600 21600 0 21600 0 0 Z N"/></draw:custom-shape><draw:custom-shape draw:style-name="gr19" svg:width="10.822cm" svg:height="0.687cm" svg:x="2.215cm" svg:y="0.169cm"><text:p/><draw:enhanced-geometry svg:viewBox="0 0 21600 21600" draw:mirror-horizontal="false" draw:mirror-vertical="false" draw:type="rectangle" draw:enhanced-path="M 0 0 L 21600 0 21600 21600 0 21600 0 0 Z N"/></draw:custom-shape><draw:frame draw:style-name="gr20" svg:width="5.98cm" svg:height="0.768cm" svg:x="2.453cm" svg:y="0.3cm"><draw:text-box><text:p>Junction Properties</text:p></draw:text-box></draw:frame><draw:custom-shape draw:style-name="gr21" svg:width="0.424cm" svg:height="0.371cm" svg:x="12.428cm" svg:y="0.35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draw:style-name="gr19" svg:width="10.399cm" svg:height="5.292cm" svg:x="2.453cm" svg:y="1.67cm"><text:p/><draw:enhanced-geometry svg:viewBox="0 0 21600 21600" draw:mirror-horizontal="false" draw:mirror-vertical="false" draw:type="rectangle" draw:enhanced-path="M 0 0 L 21600 0 21600 21600 0 21600 0 0 Z N"/></draw:custom-shape><draw:rect draw:style-name="gr23" draw:text-style-name="P11" svg:width="2.091cm" svg:height="0.604cm" svg:x="4.543cm" svg:y="1.067cm"><text:p text:style-name="P11">Details</text:p></draw:rect><draw:rect draw:style-name="gr23" draw:text-style-name="P11" svg:width="2.091cm" svg:height="0.604cm" svg:x="6.634cm" svg:y="1.067cm"><text:p text:style-name="P11">Lanes</text:p></draw:rect><draw:rect draw:style-name="gr22" draw:text-style-name="P11" svg:width="2.091cm" svg:height="0.604cm" svg:x="2.453cm" svg:y="1.067cm"><text:p text:style-name="P11">Basics</text:p></draw:rect><draw:g draw:style-name="gr26"><draw:frame draw:style-name="gr27" draw:text-style-name="P15" svg:width="3.282cm" svg:height="1.985cm" svg:x="2.453cm" svg:y="1.892cm"><draw:text-box><text:p text:style-name="P14"><text:span text:style-name="T1"><text:s/></text:span><text:span text:style-name="T1">Junction Name</text:span></text:p><text:p text:style-name="P14"><text:span text:style-name="T1">X</text:span></text:p><text:p text:style-name="P14"><text:span text:style-name="T1">Y</text:span></text:p><text:p text:style-name="P14"><text:span text:style-name="T1">Traffic Generator</text:span></text:p></draw:text-box></draw:frame><draw:rect draw:style-name="gr28" draw:text-style-name="P11" svg:width="6.668cm" svg:height="0.451cm" svg:x="6.051cm" svg:y="1.889cm"><text:p text:style-name="P11">aaaaaa</text:p></draw:rect><draw:rect draw:style-name="gr28" draw:text-style-name="P11" svg:width="6.668cm" svg:height="0.451cm" svg:x="6.051cm" svg:y="3.159cm"><text:p text:style-name="P11">wtywtywtyytyt</text:p></draw:rect><draw:rect draw:style-name="gr28" draw:text-style-name="P11" svg:width="6.668cm" svg:height="0.451cm" svg:x="6.051cm" svg:y="2.353cm"><text:p text:style-name="P11">55</text:p></draw:rect><draw:rect draw:style-name="gr28" draw:text-style-name="P11" svg:width="6.668cm" svg:height="0.451cm" svg:x="6.051cm" svg:y="2.773cm"><text:p text:style-name="P11">222</text:p></draw:rect></draw:g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19" draw:style-name="gr17"><draw:custom-shape draw:style-name="gr18" svg:width="10.822cm" svg:height="7.01cm" svg:x="2.215cm" svg:y="0.169cm"><text:p/><draw:enhanced-geometry svg:viewBox="0 0 21600 21600" draw:mirror-horizontal="false" draw:mirror-vertical="false" draw:type="rectangle" draw:enhanced-path="M 0 0 L 21600 0 21600 21600 0 21600 0 0 Z N"/></draw:custom-shape><draw:custom-shape draw:style-name="gr19" svg:width="10.822cm" svg:height="0.687cm" svg:x="2.215cm" svg:y="0.169cm"><text:p/><draw:enhanced-geometry svg:viewBox="0 0 21600 21600" draw:mirror-horizontal="false" draw:mirror-vertical="false" draw:type="rectangle" draw:enhanced-path="M 0 0 L 21600 0 21600 21600 0 21600 0 0 Z N"/></draw:custom-shape><draw:frame draw:style-name="gr20" svg:width="5.98cm" svg:height="0.768cm" svg:x="2.453cm" svg:y="0.3cm"><draw:text-box><text:p>Junction Properties</text:p></draw:text-box></draw:frame><draw:custom-shape draw:style-name="gr21" svg:width="0.424cm" svg:height="0.371cm" svg:x="12.428cm" svg:y="0.35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draw:style-name="gr19" svg:width="10.399cm" svg:height="5.292cm" svg:x="2.453cm" svg:y="1.67cm"><text:p/><draw:enhanced-geometry svg:viewBox="0 0 21600 21600" draw:mirror-horizontal="false" draw:mirror-vertical="false" draw:type="rectangle" draw:enhanced-path="M 0 0 L 21600 0 21600 21600 0 21600 0 0 Z N"/></draw:custom-shape><draw:rect draw:style-name="gr22" draw:text-style-name="P11" svg:width="2.091cm" svg:height="0.604cm" svg:x="4.543cm" svg:y="1.067cm"><text:p text:style-name="P11">Details</text:p></draw:rect><draw:rect draw:style-name="gr23" draw:text-style-name="P11" svg:width="2.091cm" svg:height="0.604cm" svg:x="6.634cm" svg:y="1.067cm"><text:p text:style-name="P11">Lanes</text:p></draw:rect><draw:rect draw:style-name="gr23" draw:text-style-name="P11" svg:width="2.091cm" svg:height="0.604cm" svg:x="2.453cm" svg:y="1.067cm"><text:p text:style-name="P11">Basics</text:p></draw:rect><draw:custom-shape draw:style-name="gr24" svg:width="9.976cm" svg:height="4.948cm" svg:x="2.718cm" svg:y="1.845cm"><text:p text:style-name="P13"><text:tab/>Roads using junction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25" draw:text-style-name="P15" svg:width="1.826cm" svg:height="2.133cm" svg:x="2.718cm" svg:y="2.956cm"><draw:text-box><text:p text:style-name="P14"><text:span text:style-name="T1">1 <text:s text:c="2"/>Roadx</text:span></text:p><text:p text:style-name="P14"><text:span text:style-name="T1">2 <text:s text:c="2"/>Roady</text:span></text:p><text:p text:style-name="P14"><text:span text:style-name="T1">3 <text:s text:c="2"/>Roadz</text:span></text:p><text:p text:style-name="P14"><text:span text:style-name="T1"/></text:p></draw:text-box></draw:frame><draw:line draw:style-name="gr4" draw:text-style-name="P11" svg:x1="3.406cm" svg:y1="1.845cm" svg:x2="3.406cm" svg:y2="6.793cm"><text:p/></draw:line><draw:frame draw:style-name="gr20" draw:text-style-name="P16" svg:width="5.98cm" svg:height="0.768cm" svg:x="4.887cm" svg:y="1.998cm"><draw:text-box><text:p><text:span text:style-name="T1">Weight <text:s text:c="2"/>Lanes-In <text:s text:c="2"/>Lanes-Out <text:s text:c="2"/>Angle</text:span></text:p></draw:text-box></draw:frame></draw:g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2" draw:style-name="gr30" svg:width="10.822cm" svg:height="0.687cm" svg:x="2.215cm" svg:y="0.16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3" draw:style-name="gr31" svg:width="5.98cm" svg:height="0.768cm" svg:x="2.454cm" svg:y="0.3cm"><draw:text-box><text:p>Junction Properties</text:p></draw:text-box></draw:frame><draw:custom-shape text:anchor-type="paragraph" draw:z-index="24" draw:style-name="gr32" svg:width="0.424cm" svg:height="0.371cm" svg:x="12.428cm" svg:y="0.35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5" draw:style-name="gr30" svg:width="10.399cm" svg:height="5.292cm" svg:x="2.454cm" svg:y="1.67cm"><text:p/><draw:enhanced-geometry svg:viewBox="0 0 21600 21600" draw:mirror-horizontal="false" draw:mirror-vertical="false" draw:type="rectangle" draw:enhanced-path="M 0 0 L 21600 0 21600 21600 0 21600 0 0 Z N"/></draw:custom-shape><draw:rect text:anchor-type="paragraph" draw:z-index="26" draw:style-name="gr33" draw:text-style-name="P11" svg:width="2.091cm" svg:height="0.604cm" svg:x="4.544cm" svg:y="1.067cm"><text:p text:style-name="P11">Details</text:p></draw:rect><draw:rect text:anchor-type="paragraph" draw:z-index="27" draw:style-name="gr34" draw:text-style-name="P11" svg:width="2.091cm" svg:height="0.604cm" svg:x="6.634cm" svg:y="1.067cm"><text:p text:style-name="P11">Lanes</text:p></draw:rect><draw:rect text:anchor-type="paragraph" draw:z-index="28" draw:style-name="gr35" draw:text-style-name="P11" svg:width="2.091cm" svg:height="0.604cm" svg:x="2.454cm" svg:y="1.067cm"><text:p text:style-name="P11">Basics</text:p></draw:rect><draw:custom-shape text:anchor-type="paragraph" draw:z-index="21" draw:style-name="gr29" svg:width="10.822cm" svg:height="7.01cm" svg:x="2.215cm" svg:y="0.169cm"><text:p/><draw:enhanced-geometry svg:viewBox="0 0 21600 21600" draw:mirror-horizontal="false" draw:mirror-vertical="false" draw:type="rectangle" draw:enhanced-path="M 0 0 L 21600 0 21600 21600 0 21600 0 0 Z N"/></draw:custom-shape><draw:circle text:anchor-type="paragraph" draw:z-index="31" draw:style-name="gr37" draw:text-style-name="P11" svg:width="2.911cm" svg:height="2.911cm" svg:x="6.105cm" svg:y="3.009cm"><text:p/></draw:circle><draw:line text:anchor-type="paragraph" draw:z-index="29" draw:style-name="gr36" draw:text-style-name="P11" svg:x1="3.671cm" svg:y1="4.808cm" svg:x2="6.22cm" svg:y2="4.755cm"><text:p/></draw:line><draw:line text:anchor-type="paragraph" draw:z-index="30" draw:style-name="gr36" draw:text-style-name="P11" svg:x1="8.883cm" svg:y1="4.65cm" svg:x2="11.8cm" svg:y2="4.597cm"><text:p/></draw:line><draw:line text:anchor-type="paragraph" draw:z-index="32" draw:style-name="gr38" draw:text-style-name="P11" svg:x1="5.549cm" svg:y1="1.977cm" svg:x2="6.845cm" svg:y2="3.221cm"><text:p/></draw:line><draw:line text:anchor-type="paragraph" draw:z-index="33" draw:style-name="gr38" draw:text-style-name="P11" svg:x1="9.015cm" svg:y1="4.173cm" svg:x2="11.564cm" svg:y2="4.12cm"><text:p/></draw:line><draw:line text:anchor-type="paragraph" draw:z-index="34" draw:style-name="gr38" draw:text-style-name="P11" svg:x1="3.56cm" svg:y1="4.302cm" svg:x2="6.109cm" svg:y2="4.249cm"><text:p/></draw:line><draw:path text:anchor-type="paragraph" draw:z-index="35" draw:style-name="gr39" draw:text-style-name="P11" svg:width="2.142cm" svg:height="0.986cm" draw:transform="rotate (-3.14159265358979) translate (9.01523611111111cm 4.2074313213509cm)" svg:viewBox="0 0 2143 987" svg:d="m0 22c293-25 594-51 886 58 307 116 554 328 857 439l200 292 200 176"><text:p/></draw:path><draw:path text:anchor-type="paragraph" draw:z-index="36" draw:style-name="gr39" draw:text-style-name="P11" svg:width="0.987cm" svg:height="1.45cm" draw:transform="skewX (-0.0195476876223365) rotate (0.107512281922851) translate (5.92266445730252cm 3.3718866799479cm)" svg:viewBox="0 0 988 1451" svg:d="m0 1437c216 66 367-129 541-201 173-71 315-218 383-401 61-164 84-325 44-482l-28-156 3-167 4-30"><text:p/></draw:path><draw:line text:anchor-type="paragraph" draw:z-index="37" draw:style-name="gr40" draw:text-style-name="P11" svg:x1="6.105cm" svg:y1="4.249cm" svg:x2="9.015cm" svg:y2="4.173cm"><text:p/></draw:line><draw:line text:anchor-type="paragraph" draw:z-index="38" draw:style-name="gr40" draw:text-style-name="P11" svg:x1="6.105cm" svg:y1="4.786cm" svg:x2="9.015cm" svg:y2="4.65cm"><text:p/></draw:line></text:p>
      <text:p text:style-name="P4">Road Properties</text:p>
      <text:p text:style-name="P3"/>
      <text:p text:style-name="P3"><draw:custom-shape text:anchor-type="paragraph" draw:z-index="6" draw:style-name="gr8" svg:width="10.822cm" svg:height="7.01cm" svg:x="2.215cm" svg:y="0.1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style-name="gr9" svg:width="10.822cm" svg:height="0.687cm" svg:x="2.215cm" svg:y="0.1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style-name="gr10" svg:width="10.134cm" svg:height="3.837cm" svg:x="2.559cm" svg:y="3.052cm"><text:p text:style-name="P13"><text:tab/>Road sections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text:anchor-type="paragraph" draw:z-index="9" draw:style-name="gr11" draw:text-style-name="P15" svg:width="3.282cm" svg:height="1.985cm" svg:x="2.559cm" svg:y="1.067cm"><draw:text-box><text:p text:style-name="P14"><text:span text:style-name="T1">Road Name</text:span></text:p><text:p text:style-name="P14"><text:span text:style-name="T1">Start Junction</text:span></text:p><text:p text:style-name="P14"><text:span text:style-name="T1">End Junction</text:span></text:p><text:p text:style-name="P14"><text:span text:style-name="T1">Length</text:span></text:p></draw:text-box></draw:frame><draw:frame text:anchor-type="paragraph" draw:z-index="10" draw:style-name="gr12" svg:width="5.98cm" svg:height="0.768cm" svg:x="2.454cm" svg:y="0.3cm"><draw:text-box><text:p>Road Properties</text:p></draw:text-box></draw:frame><draw:custom-shape text:anchor-type="paragraph" draw:z-index="11" draw:style-name="gr13" svg:width="0.424cm" svg:height="0.371cm" svg:x="12.428cm" svg:y="0.35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rect text:anchor-type="paragraph" draw:z-index="12" draw:style-name="gr14" draw:text-style-name="P11" svg:width="6.668cm" svg:height="0.451cm" svg:x="6.158cm" svg:y="1.064cm"><text:p text:style-name="P11">rrrrrrrrr</text:p></draw:rect><draw:rect text:anchor-type="paragraph" draw:z-index="13" draw:style-name="gr14" draw:text-style-name="P11" svg:width="6.668cm" svg:height="0.451cm" svg:x="6.158cm" svg:y="2.334cm"><text:p text:style-name="P11">134</text:p></draw:rect><draw:rect text:anchor-type="paragraph" draw:z-index="14" draw:style-name="gr14" draw:text-style-name="P11" svg:width="6.668cm" svg:height="0.451cm" svg:x="6.158cm" svg:y="1.528cm"><text:p text:style-name="P11">aaaaa</text:p></draw:rect><draw:rect text:anchor-type="paragraph" draw:z-index="15" draw:style-name="gr14" draw:text-style-name="P11" svg:width="6.668cm" svg:height="0.451cm" svg:x="6.158cm" svg:y="1.947cm"><text:p text:style-name="P11">bbbbbb</text:p></draw:rect><draw:frame text:anchor-type="paragraph" draw:z-index="16" draw:style-name="gr15" draw:text-style-name="P15" svg:width="1.826cm" svg:height="2.393cm" svg:x="2.559cm" svg:y="3.903cm"><draw:text-box><text:p text:style-name="P14"><text:span text:style-name="T1">1 <text:s text:c="5"/>Start</text:span></text:p><text:p text:style-name="P14"><text:span text:style-name="T1">2 <text:s text:c="2"/>Bend1</text:span></text:p><text:p text:style-name="P14"><text:span text:style-name="T1">3 <text:s text:c="6"/>End</text:span></text:p><text:p text:style-name="P14"><text:span text:style-name="T1"/></text:p></draw:text-box></draw:frame><draw:line text:anchor-type="paragraph" draw:z-index="17" draw:style-name="gr16" draw:text-style-name="P11" svg:x1="3.247cm" svg:y1="3.052cm" svg:x2="3.273cm" svg:y2="6.888cm"><text:p/></draw:line><draw:frame text:anchor-type="paragraph" draw:z-index="18" draw:style-name="gr12" draw:text-style-name="P16" svg:width="5.98cm" svg:height="0.768cm" svg:x="4.729cm" svg:y="3.205cm"><draw:text-box><text:p><text:span text:style-name="T1">X <text:s text:c="4"/>Y <text:s text:c="4"/>Speed <text:s text:c="3"/>Lane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Traffic Generator Properties</text:p>
      <text:p text:style-name="P2"/>
      <text:p text:style-name="P2"><draw:custom-shape text:anchor-type="paragraph" draw:z-index="3" draw:style-name="gr1" svg:width="10.822cm" svg:height="7.01cm" svg:x="2.215cm" svg:y="0.169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0M28S</meta:editing-duration>
    <meta:editing-cycles>11</meta:editing-cycles>
    <meta:generator>LibreOffice/3.5$Windows_x86 LibreOffice_project/235ab8a-3802056-4a8fed3-2d66ea8-e241b80</meta:generator>
    <dc:date>2012-05-29T20:48:04.94</dc:date>
    <meta:document-statistic meta:table-count="0" meta:image-count="0" meta:object-count="0" meta:page-count="4" meta:paragraph-count="17" meta:word-count="113" meta:character-count="700" meta:non-whitespace-character-count="612"/>
    <meta:user-defined meta:name="Info 1"/>
    <meta:user-defined meta:name="Info 2"/>
    <meta:user-defined meta:name="Info 3"/>
    <meta:user-defined meta:name="Info 4"/>
  </office:meta>
</office:document-meta>
</file>

<file path=Dialogs/Standard/JunctionProperties.xml><?xml version="1.0" encoding="utf-8"?>
<!DOCTYPE window  PUBLIC '-//OpenOffice.org//DTD OfficeDocument 1.0//EN'  'dialog.dtd'>
<dlg:window xmlns:dlg="http://openoffice.org/2000/dialog" xmlns:script="http://openoffice.org/2000/script" dlg:id="JunctionProperties" dlg:left="245" dlg:top="103" dlg:width="191" dlg:height="145" dlg:closeable="true" dlg:moveable="true">
  <dlg:bulletinboard>
    <dlg:textfield dlg:id="TextField1" dlg:tab-index="0" dlg:left="50" dlg:top="9" dlg:width="135" dlg:height="14"/>
    <dlg:text dlg:id="Label1" dlg:tab-index="1" dlg:left="6" dlg:top="7" dlg:width="35" dlg:height="6" dlg:value="Name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JunctionPropertie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